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9ef8a" officeooo:paragraph-rsid="0009ef8a"/>
    </style:style>
    <style:style style:name="P2" style:family="paragraph" style:parent-style-name="Preformatted_20_Text">
      <style:text-properties officeooo:rsid="0009ef8a" officeooo:paragraph-rsid="000b6155"/>
    </style:style>
    <style:style style:name="P3" style:family="paragraph" style:parent-style-name="Preformatted_20_Text">
      <style:text-properties fo:font-size="16pt" fo:font-weight="bold" officeooo:rsid="0009ef8a" officeooo:paragraph-rsid="0009ef8a" style:font-size-asian="16pt" style:font-weight-asian="bold" style:font-size-complex="16pt" style:font-weight-complex="bold"/>
    </style:style>
    <style:style style:name="T1" style:family="text">
      <style:text-properties officeooo:rsid="000b6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nual de instalação do Projeto</text:p>
      <text:p text:style-name="P1"/>
      <text:p text:style-name="P1">1 – Instalar o Oracle;</text:p>
      <text:p text:style-name="P1">2 – Criar usuário para o Oracle com nome e senhas iguais a: “TrabalhoES”</text:p>
      <text:p text:style-name="P2">3 – Rodar os SQLs <text:span text:style-name="T1">(SQL.sql) </text:span>referentes ao projeto que se encontram na pasta /Docs do projeto; </text:p>
      <text:p text:style-name="P1">4 – Instalar Eclipse de sua preferência (De preferência um compatível com o Jetty)</text:p>
      <text:p text:style-name="P1">5 – Fazer clone do projeto (https://github.com/paglima/war) ou se já tiver o projeto no computador, importar o projeto para o Eclipse;</text:p>
      <text:p text:style-name="P1">6 – Instalar o plugin do Jetty para o Eclipse;</text:p>
      <text:p text:style-name="P1">7 – Rodar o projeto (Run with Jetty) em uma porta de sua preferência (no nosso caso, usamos a porta 7070);</text:p>
      <text:p text:style-name="P1">8 – Acessar a url: http://localhost:{porta_de_sua_preferencia}/war/menu/inic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4T08:25:57.274408263</dc:date>
    <meta:generator>LibreOffice/4.2.7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9" meta:word-count="105" meta:character-count="665" meta:non-whitespace-character-count="560"/>
  </office:meta>
</office:document-meta>
</file>